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dc="http://purl.org/dc/elements/1.1/" xmlns:number="urn:oasis:names:tc:opendocument:xmlns:datasty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dc="http://purl.org/dc/elements/1.1/" xmlns:number="urn:oasis:names:tc:opendocument:xmlns:datasty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N° Elèves">
            <text:p>N° Elèves</text:p>
          </table:table-cell>
          <table:table-cell table:style-name="pd1" office:value-type="string" office:value="Prenoms">
            <text:p>Prenoms</text:p>
          </table:table-cell>
          <table:table-cell table:style-name="pd1" office:value-type="string" office:value="Noms">
            <text:p>Noms</text:p>
          </table:table-cell>
          <table:table-cell table:style-name="pd1" office:value-type="string" office:value="Montant">
            <text:p>Montant</text:p>
          </table:table-cell>
          <table:table-cell table:style-name="pd1" office:value-type="string" office:value="Classe">
            <text:p>Classe</text:p>
          </table:table-cell>
        </table:table-row>
        <table:table-row>
          <table:table-cell office:value-type="float" office:value="0">
            <text:p/>
          </table:table-cell>
          <table:table-cell office:value-type="string" office:value="Assetou">
            <text:p>Assetou</text:p>
          </table:table-cell>
          <table:table-cell office:value-type="string" office:value="Keïta">
            <text:p>Keïta</text:p>
          </table:table-cell>
          <table:table-cell office:value-type="string" office:value="1500">
            <text:p>1500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 office:value="Djélika">
            <text:p>Djélika</text:p>
          </table:table-cell>
          <table:table-cell office:value-type="string" office:value="Djibo">
            <text:p>Djibo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 office:value="Aboubacar">
            <text:p>Aboubacar</text:p>
          </table:table-cell>
          <table:table-cell office:value-type="string" office:value="Bouare">
            <text:p>Bouare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 office:value="Kadia Bamousso">
            <text:p>Kadia Bamousso</text:p>
          </table:table-cell>
          <table:table-cell office:value-type="string" office:value="Bamousso Tangara">
            <text:p>Bamousso Tangara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 office:value="Fatoumata">
            <text:p>Fatoumata</text:p>
          </table:table-cell>
          <table:table-cell office:value-type="string" office:value="Kalane">
            <text:p>Kalane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 office:value="Daouda">
            <text:p>Daouda</text:p>
          </table:table-cell>
          <table:table-cell office:value-type="string" office:value="Doumbia">
            <text:p>Doumbia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 office:value="Ousmane">
            <text:p>Ousmane</text:p>
          </table:table-cell>
          <table:table-cell office:value-type="string" office:value="Djibo">
            <text:p>Djibo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 office:value="Fakouma">
            <text:p>Fakouma</text:p>
          </table:table-cell>
          <table:table-cell office:value-type="string" office:value="Sininta">
            <text:p>Sininta</text:p>
          </table:table-cell>
          <table:table-cell office:value-type="string" office:value="1000">
            <text:p>1000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 office:value="Dicko Issa">
            <text:p>Dicko Issa</text:p>
          </table:table-cell>
          <table:table-cell office:value-type="string" office:value="Issa Tamboura">
            <text:p>Issa Tamboura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 office:value="Amadou">
            <text:p>Amadou</text:p>
          </table:table-cell>
          <table:table-cell office:value-type="string" office:value="Boré">
            <text:p>Boré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 office:value="Wassa">
            <text:p>Wassa</text:p>
          </table:table-cell>
          <table:table-cell office:value-type="string" office:value="Traore">
            <text:p>Traore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 office:value="Kadiatou">
            <text:p>Kadiatou</text:p>
          </table:table-cell>
          <table:table-cell office:value-type="string" office:value="Saounera">
            <text:p>Saounera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 office:value="Sidi">
            <text:p>Sidi</text:p>
          </table:table-cell>
          <table:table-cell office:value-type="string" office:value="Kalane">
            <text:p>Kalane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 office:value="Aboubacar">
            <text:p>Aboubacar</text:p>
          </table:table-cell>
          <table:table-cell office:value-type="string" office:value="Camara">
            <text:p>Camara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 office:value="Sekou">
            <text:p>Sekou</text:p>
          </table:table-cell>
          <table:table-cell office:value-type="string" office:value="Kalane">
            <text:p>Kalane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 office:value="Aïché">
            <text:p>Aïché</text:p>
          </table:table-cell>
          <table:table-cell office:value-type="string" office:value="Sougouna">
            <text:p>Sougouna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 office:value="Alou">
            <text:p>Alou</text:p>
          </table:table-cell>
          <table:table-cell office:value-type="string" office:value="Kébé">
            <text:p>Kébé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 office:value="Maïmouna">
            <text:p>Maïmouna</text:p>
          </table:table-cell>
          <table:table-cell office:value-type="string" office:value="Koné">
            <text:p>Koné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 office:value="Seydou">
            <text:p>Seydou</text:p>
          </table:table-cell>
          <table:table-cell office:value-type="string" office:value="Zalla">
            <text:p>Zalla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 office:value="Ousmane">
            <text:p>Ousmane</text:p>
          </table:table-cell>
          <table:table-cell office:value-type="string" office:value="Diabaté">
            <text:p>Diabaté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 office:value="Bourama">
            <text:p>Bourama</text:p>
          </table:table-cell>
          <table:table-cell office:value-type="string" office:value="Sacko">
            <text:p>Sacko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 office:value="Alou Badra">
            <text:p>Alou Badra</text:p>
          </table:table-cell>
          <table:table-cell office:value-type="string" office:value="Badra Bangoura">
            <text:p>Badra Bangoura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 office:value="Mamadou Latif">
            <text:p>Mamadou Latif</text:p>
          </table:table-cell>
          <table:table-cell office:value-type="string" office:value="Latif Doumbia">
            <text:p>Latif Doumbia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 office:value="Cheickné Amada">
            <text:p>Cheickné Amada</text:p>
          </table:table-cell>
          <table:table-cell office:value-type="string" office:value="Amada Diakite">
            <text:p>Amada Diakite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dc="http://purl.org/dc/elements/1.1/" xmlns:number="urn:oasis:names:tc:opendocument:xmlns:datasty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dc="http://purl.org/dc/elements/1.1/" xmlns:number="urn:oasis:names:tc:opendocument:xmlns:datasty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